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2a2" officeooo:paragraph-rsid="00188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25:45.603532521</meta:creation-date>
    <dc:date>2019-10-17T13:26:56.882236755</dc:date>
    <meta:editing-duration>PT1M1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2.7.1$Linux_X86_64 LibreOffice_project/20$Build-1</meta:generator>
  </office:meta>
</office:document-meta>
</file>